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kulturista-web" svg:font-family="kulturista-web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083in" fo:text-indent="0in" style:auto-text-indent="false"/>
    </style:style>
    <style:style style:name="P3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602in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line-height="150%" fo:text-indent="0in" style:auto-text-indent="false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.1043in" style:contextual-spacing="false" style:line-height-at-least="0.2602in" fo:text-indent="0in" style:auto-text-indent="false"/>
      <style:text-properties fo:font-variant="normal" fo:text-transform="none" fo:color="#333333" fo:letter-spacing="normal" fo:padding="0in" fo:border="none"/>
    </style:style>
    <style:style style:name="P7" style:family="paragraph" style:parent-style-name="Text_20_body" style:list-style-name="L3">
      <style:paragraph-properties fo:margin-left="0in" fo:margin-right="0in" fo:margin-top="0in" fo:margin-bottom="0.1043in" style:contextual-spacing="false" style:line-height-at-least="0.2602in" fo:text-indent="0in" style:auto-text-indent="false"/>
      <style:text-properties fo:font-variant="normal" fo:text-transform="none" fo:color="#333333" fo:letter-spacing="normal" fo:padding="0in" fo:border="none"/>
    </style:style>
    <style:style style:name="P8" style:family="paragraph" style:parent-style-name="Text_20_body" style:list-style-name="L4">
      <style:paragraph-properties fo:margin-left="0in" fo:margin-right="0in" fo:margin-top="0in" fo:margin-bottom="0.1043in" style:contextual-spacing="false" style:line-height-at-least="0.2602in" fo:text-indent="0in" style:auto-text-indent="false"/>
      <style:text-properties fo:font-variant="normal" fo:text-transform="none" fo:color="#333333" fo:letter-spacing="normal" fo:padding="0in" fo:border="none"/>
    </style:style>
    <style:style style:name="P9" style:family="paragraph" style:parent-style-name="Text_20_body" style:list-style-name="L3">
      <style:paragraph-properties fo:margin-left="0in" fo:margin-right="0in" fo:margin-top="0in" fo:margin-bottom="0.1043in" style:contextual-spacing="false" style:line-height-at-least="0.2602in" fo:text-indent="0in" style:auto-text-indent="false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10" style:family="paragraph" style:parent-style-name="Text_20_body" style:list-style-name="L4">
      <style:paragraph-properties fo:margin-left="0in" fo:margin-right="0in" fo:margin-top="0in" fo:margin-bottom="0.1043in" style:contextual-spacing="false" style:line-height-at-least="0.2602in" fo:text-indent="0in" style:auto-text-indent="false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11" style:family="paragraph" style:parent-style-name="Text_20_body" style:list-style-name="L3">
      <style:paragraph-properties fo:margin-left="0in" fo:margin-right="0in" fo:margin-top="0in" fo:margin-bottom="0.1043in" style:contextual-spacing="false" fo:line-height="150%" fo:text-indent="0in" style:auto-text-indent="false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12" style:family="paragraph" style:parent-style-name="Text_20_body" style:list-style-name="L3">
      <style:paragraph-properties fo:margin-left="0in" fo:margin-right="0in" fo:margin-top="0in" fo:margin-bottom="0.1043in" style:contextual-spacing="false" style:line-height-at-least="0.2602in" fo:text-indent="0in" style:auto-text-indent="false"/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P13" style:family="paragraph" style:parent-style-name="Text_20_body" style:list-style-name="L4">
      <style:paragraph-properties fo:margin-left="0in" fo:margin-right="0in" fo:margin-top="0in" fo:margin-bottom="0.1043in" style:contextual-spacing="false" style:line-height-at-least="0.2602in" fo:text-indent="0in" style:auto-text-indent="false"/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P14" style:family="paragraph" style:parent-style-name="Text_20_body" style:list-style-name="L3">
      <style:paragraph-properties fo:margin-left="0in" fo:margin-right="0in" fo:margin-top="0in" fo:margin-bottom="0.1043in" style:contextual-spacing="false" fo:line-height="150%" fo:text-indent="0in" style:auto-text-indent="false"/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P15" style:family="paragraph" style:parent-style-name="Text_20_body" style:list-style-name="L4">
      <style:paragraph-properties fo:margin-left="0in" fo:margin-right="0in" fo:margin-top="0in" fo:margin-bottom="0.1043in" style:contextual-spacing="false" style:line-height-at-least="0.2602in" fo:text-indent="0in" style:auto-text-indent="false"/>
      <style:text-properties fo:font-variant="normal" fo:text-transform="none" fo:color="#333333" style:font-name="sans-serif" fo:font-size="10.5pt" fo:letter-spacing="normal" fo:font-style="normal" fo:font-weight="normal" fo:background-color="transparent" fo:padding="0in" fo:border="none"/>
    </style:style>
    <style:style style:name="P16" style:family="paragraph" style:parent-style-name="Text_20_body" style:list-style-name="L3">
      <style:paragraph-properties fo:margin-left="0in" fo:margin-right="0in" fo:margin-top="0in" fo:margin-bottom="0.1043in" style:contextual-spacing="false" style:line-height-at-least="0.2602in" fo:text-indent="0in" style:auto-text-indent="false"/>
    </style:style>
    <style:style style:name="P17" style:family="paragraph" style:parent-style-name="Text_20_body" style:list-style-name="L4">
      <style:paragraph-properties fo:margin-left="0in" fo:margin-right="0in" fo:margin-top="0in" fo:margin-bottom="0.1043in" style:contextual-spacing="false" style:line-height-at-least="0.2602in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</style:style>
    <style:style style:name="P19" style:family="paragraph" style:parent-style-name="Text_20_body" style:list-style-name="L3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</style:style>
    <style:style style:name="P20" style:family="paragraph" style:parent-style-name="Text_20_body" style:list-style-name="L3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P21" style:family="paragraph" style:parent-style-name="Text_20_body" style:list-style-name="L3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22" style:family="paragraph" style:parent-style-name="Text_20_body" style:list-style-name="L4">
      <style:paragraph-properties fo:margin-left="0in" fo:margin-right="0in" fo:margin-top="0in" fo:margin-bottom="0.1043in" style:contextual-spacing="false" style:line-height-at-least="0.2602in" fo:text-indent="0in" style:auto-text-indent="false" fo:padding="0in" fo:border="none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23" style:family="paragraph" style:parent-style-name="Text_20_body" style:list-style-name="L2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24" style:family="paragraph" style:parent-style-name="Text_20_body" style:list-style-name="L3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25" style:family="paragraph" style:parent-style-name="Text_20_body" style:list-style-name="L4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P26" style:family="paragraph" style:parent-style-name="Text_20_body" style:list-style-name="L2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fo:padding="0in" fo:border="none"/>
    </style:style>
    <style:style style:name="P27" style:family="paragraph" style:parent-style-name="Text_20_body" style:list-style-name="L3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fo:padding="0in" fo:border="none"/>
    </style:style>
    <style:style style:name="P28" style:family="paragraph" style:parent-style-name="Text_20_body" style:list-style-name="L4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fo:padding="0in" fo:border="none"/>
    </style:style>
    <style:style style:name="P29" style:family="paragraph" style:parent-style-name="Text_20_body" style:list-style-name="L3">
      <style:paragraph-properties fo:margin-top="0in" fo:margin-bottom="0.1043in" style:contextual-spacing="false" style:line-height-at-least="0.2602in"/>
      <style:text-properties fo:font-variant="normal" fo:text-transform="none" fo:color="#333333" fo:letter-spacing="normal" fo:background-color="transparent" style:font-name-asian="sans-serif" style:font-size-asian="10.5pt" style:font-style-asian="normal" style:font-weight-asian="normal" fo:padding="0in" fo:border="none"/>
    </style:style>
    <style:style style:name="P30" style:family="paragraph" style:parent-style-name="Text_20_body" style:list-style-name="L3">
      <style:paragraph-properties fo:margin-top="0in" fo:margin-bottom="0.1043in" style:contextual-spacing="false" style:line-height-at-least="0.2602in"/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P31" style:family="paragraph" style:parent-style-name="Text_20_body" style:list-style-name="L4">
      <style:paragraph-properties fo:margin-top="0in" fo:margin-bottom="0.1043in" style:contextual-spacing="false" style:line-height-at-least="0.2602in"/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P32" style:family="paragraph" style:parent-style-name="Text_20_body" style:list-style-name="L4">
      <style:paragraph-properties fo:margin-top="0in" fo:margin-bottom="0.1043in" style:contextual-spacing="false" style:line-height-at-least="0.2602in"/>
      <style:text-properties fo:font-variant="normal" fo:text-transform="none" fo:color="#333333" style:font-name="sans-serif" fo:font-size="10.5pt" fo:letter-spacing="normal" fo:font-style="normal" fo:font-weight="normal" fo:background-color="transparent" fo:padding="0in" fo:border="none"/>
    </style:style>
    <style:style style:name="P33" style:family="paragraph" style:parent-style-name="Text_20_body" style:list-style-name="L3">
      <style:paragraph-properties fo:margin-top="0in" fo:margin-bottom="0.1043in" style:contextual-spacing="false" style:line-height-at-least="0.2602in"/>
    </style:style>
    <style:style style:name="P34" style:family="paragraph" style:parent-style-name="Text_20_body" style:list-style-name="L4">
      <style:paragraph-properties fo:margin-top="0in" fo:margin-bottom="0.1043in" style:contextual-spacing="false" style:line-height-at-least="0.2602in"/>
    </style:style>
    <style:style style:name="P35" style:family="paragraph" style:parent-style-name="Heading_20_1">
      <style:paragraph-properties fo:margin-left="0in" fo:margin-right="0in" fo:margin-top="0in" fo:margin-bottom="0in" style:contextual-spacing="false" style:line-height-at-least="0.7811in" fo:text-indent="0in" style:auto-text-indent="false" fo:padding="0in" fo:border="none"/>
    </style:style>
    <style:style style:name="T1" style:family="text">
      <style:text-properties fo:color="#3b73af" style:text-line-through-style="none" style:text-line-through-type="none" style:text-underline-style="none" style:text-blinking="false" style:font-name-asian="kulturista-web" style:font-size-asian="37.5pt" style:font-weight-asian="normal" fo:padding="0in" fo:border="none"/>
    </style:style>
    <style:style style:name="T2" style:family="text">
      <style:text-properties fo:color="#006633" style:text-line-through-style="none" style:text-line-through-type="none" style:text-underline-style="none" style:text-blinking="false"/>
    </style:style>
    <style:style style:name="T3" style:family="text">
      <style:text-properties fo:font-variant="normal" fo:text-transform="none" fo:color="#707070" style:font-name="Arial" fo:font-size="9pt" fo:letter-spacing="normal" fo:font-style="normal" fo:font-weight="normal" fo:padding="0in" fo:border="none"/>
    </style:style>
    <style:style style:name="T4" style:family="text">
      <style:text-properties fo:font-variant="normal" fo:text-transform="none" fo:color="#707070" style:text-line-through-style="none" style:text-line-through-type="none" style:font-name="Arial" fo:font-size="9pt" fo:letter-spacing="normal" fo:font-style="normal" style:text-underline-style="none" fo:font-weight="normal" style:text-blinking="false" fo:padding="0in" fo:border="none"/>
    </style:style>
    <style:style style:name="T5" style:family="text">
      <style:text-properties fo:font-variant="normal" fo:text-transform="none" fo:color="#707070" style:text-line-through-style="none" style:text-line-through-type="none" fo:letter-spacing="normal" style:text-underline-style="none" style:text-blinking="false" style:font-name-asian="Arial" style:font-size-asian="9pt" style:font-style-asian="normal" style:font-weight-asian="normal" fo:padding="0in" fo:border="none"/>
    </style:style>
    <style:style style:name="T6" style:family="text">
      <style:text-properties fo:font-variant="normal" fo:text-transform="none" fo:color="#707070" fo:letter-spacing="normal" style:font-name-asian="Arial" style:font-size-asian="9pt" style:font-style-asian="normal" style:font-weight-asian="normal" fo:padding="0in" fo:border="none"/>
    </style:style>
    <style:style style:name="T7" style:family="text">
      <style:text-properties fo:font-variant="normal" fo:text-transform="none" fo:color="#333333" fo:letter-spacing="normal" style:font-name-asian="sans-serif" style:font-size-asian="10.5pt" style:font-style-asian="normal" style:font-weight-asian="normal" fo:padding="0in" fo:border="none"/>
    </style:style>
    <style:style style:name="T8" style:family="text">
      <style:text-properties fo:font-variant="normal" fo:text-transform="none" fo:color="#333333" style:font-name="sans-serif" fo:font-size="10.5pt" fo:letter-spacing="normal" fo:font-style="normal" fo:font-weight="normal" fo:padding="0in" fo:border="none"/>
    </style:style>
    <style:style style:name="T9" style:family="text">
      <style:text-properties fo:font-variant="normal" fo:text-transform="none" fo:color="#006633" style:text-line-through-style="none" style:text-line-through-type="none" style:font-name="sans-serif" fo:font-size="10.5pt" fo:letter-spacing="normal" fo:font-style="normal" style:text-underline-style="none" fo:font-weight="normal" style:text-blinking="false" fo:padding="0in" fo:border="none"/>
    </style:style>
    <style:style style:name="T10" style:family="text">
      <style:text-properties fo:font-variant="normal" fo:text-transform="none" fo:color="#006633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transparent" loext:char-shading-value="0" fo:padding="0in" fo:border="none"/>
    </style:style>
    <style:style style:name="T11" style:family="text">
      <style:text-properties fo:font-variant="normal" fo:text-transform="none" fo:color="#006633" style:text-line-through-style="none" style:text-line-through-type="none" fo:letter-spacing="normal" style:text-underline-style="none" style:text-blinking="false" style:font-name-asian="sans-serif" style:font-size-asian="10.5pt" style:font-style-asian="normal" style:font-weight-asian="normal" fo:padding="0in" fo:border="none"/>
    </style:style>
    <style:style style:name="T12" style:family="text">
      <style:text-properties style:font-name-asian="sans-serif" fo:padding="0in" fo:border="none"/>
    </style:style>
    <style:style style:name="T13" style:family="text">
      <style:text-properties style:font-name-asian="sans-serif" style:font-size-asian="10.5pt" style:font-style-asian="normal" style:font-weight-asian="normal"/>
    </style:style>
    <style:style style:name="T14" style:family="text">
      <style:text-properties style:font-name="sans-serif" fo:font-size="10.5pt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-0.1965in" text:min-label-width="0.1965in"/>
      </text:list-level-style-bullet>
      <text:list-level-style-bullet text:level="4" text:style-name="Bullet_20_Symbols" style:num-suffix="." text:bullet-char="•">
        <style:list-level-properties text:space-before="-0.1965in" text:min-label-width="0.1965in"/>
      </text:list-level-style-bullet>
      <text:list-level-style-bullet text:level="5" text:style-name="Bullet_20_Symbols" style:num-suffix="." text:bullet-char="•">
        <style:list-level-properties text:space-before="-0.1965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-0.1965in" text:min-label-width="0.1965in"/>
      </text:list-level-style-bullet>
      <text:list-level-style-bullet text:level="4" text:style-name="Bullet_20_Symbols" style:num-suffix="." text:bullet-char="•">
        <style:list-level-properties text:space-before="-0.1965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main-header">
        <text:section text:style-name="Sect1" text:name="title-heading">
          <text:h text:style-name="P35" text:outline-level="1"><text:bookmark text:name="title-text"/><text:a xlink:type="simple" xlink:href="https://conf.umlife.net/pages/viewpage.action?pageId=13172864"><text:span text:style-name="T1">大后端技能树</text:span></text:a></text:h>
        </text:section>
      </text:section>
      <text:section text:style-name="Sect1" text:name="sidebar-container">
        <text:p text:style-name="P1"/>
      </text:section>
      <text:section text:style-name="Sect1" text:name="content">
        <text:p text:style-name="P2"/>
        <text:section text:style-name="Sect1" text:name="action-messages">
          <text:p text:style-name="P2"/>
        </text:section>
        <text:list xml:id="list1651329659039974473" text:style-name="L1">
          <text:list-item>
            <text:p text:style-name="P5"><draw:frame draw:style-name="fr1" draw:name="page-metadata-start" text:anchor-type="char" svg:width="0.0161in" draw:z-index="0"><draw:text-box fo:min-height="0.0161in"><text:p text:style-name="Text_20_body"/></draw:text-box></draw:frame><draw:frame draw:style-name="fr1" draw:name="Frame1" text:anchor-type="char" svg:width="0.0161in" draw:z-index="1"><draw:text-box fo:min-height="0.0161in"><text:p text:style-name="Text_20_body"><text:a xlink:type="simple" xlink:href="https://conf.umlife.net/pages/viewpage.action?pageId=13172864#page-metadata-end"><text:span text:style-name="T2">Skip to end of metadata</text:span></text:a></text:p></draw:text-box></draw:frame><text:span text:style-name="T3">Added by </text:span><text:a xlink:type="simple" xlink:href="https://conf.umlife.net/display/~ruitao"><text:span text:style-name="T4">Unknown User (ruitao)</text:span></text:a><text:span text:style-name="T3">, last edited by </text:span><text:a xlink:type="simple" xlink:href="https://conf.umlife.net/display/~ruitao"><text:span text:style-name="T5">蔡锐涛</text:span></text:a><text:span text:style-name="T6"> </text:span><text:span text:style-name="T3">on 2014-08-22  (</text:span><text:bookmark text:name="view-change-link"/><text:a xlink:type="simple" xlink:href="https://conf.umlife.net/pages/diffpages.action?pageId=13172864&amp;originalId=19072776"><text:span text:style-name="T4">view change</text:span></text:a><text:span text:style-name="T3">)</text:span></text:p>
          </text:list-item>
        </text:list>
        <text:section text:style-name="Sect1" text:name="main-content">
          <text:p text:style-name="P4"><text:span text:style-name="Strong_20_Emphasis"><text:span text:style-name="T12">如何使用该技能树</text:span></text:span></text:p>
          <text:list xml:id="list8561746828405145975" text:style-name="L2">
            <text:list-item>
              <text:p text:style-name="P6"><text:span text:style-name="T13">不懂的名词请直接找</text:span><text:span text:style-name="T14">Wikipedia</text:span></text:p>
            </text:list-item>
            <text:list-item>
              <text:p text:style-name="P23">有附带链接的请举一反三，查找相关联的资源，如果发现好的资源，请补充</text:p>
            </text:list-item>
            <text:list-item>
              <text:p text:style-name="P26"><text:span text:style-name="T13">遇到好的</text:span><text:span text:style-name="T14">Blog</text:span><text:span text:style-name="T13">或者有提供</text:span><text:span text:style-name="T14">RSS</text:span><text:span text:style-name="T13">订阅的请使用</text:span><text:span text:style-name="T14">Feedly</text:span><text:span text:style-name="T13">或者其他类似</text:span><text:span text:style-name="T14">RSS</text:span><text:span text:style-name="T13">订阅工具进行订阅</text:span></text:p>
            </text:list-item>
          </text:list>
          <text:p text:style-name="P18"><text:span text:style-name="Strong_20_Emphasis"><text:span text:style-name="T7">大后端技能树：</text:span></text:span></text:p>
          <text:list xml:id="list8346820739640103623" text:style-name="L3">
            <text:list-item>
              <text:p text:style-name="P9">知识栈</text:p>
              <text:list>
                <text:list-item>
                  <text:p text:style-name="P9">硬件</text:p>
                  <text:list>
                    <text:list-item>
                      <text:p text:style-name="P12">CPU</text:p>
                      <text:list>
                        <text:list-item>
                          <text:p text:style-name="P16"><text:a xlink:type="simple" xlink:href="http://www.slideshare.net/mryufeng/cpu-12876167"><text:span text:style-name="T11">了解</text:span></text:a><text:a xlink:type="simple" xlink:href="http://www.slideshare.net/mryufeng/cpu-12876167"><text:span text:style-name="T9">CPU</text:span></text:a></text:p>
                        </text:list-item>
                        <text:list-item>
                          <text:p text:style-name="P33"><text:a xlink:type="simple" xlink:href="http://www.slideshare.net/mryufeng/cpu-20707307"><text:span text:style-name="T9">CPU</text:span></text:a><text:a xlink:type="simple" xlink:href="http://www.slideshare.net/mryufeng/cpu-20707307"><text:span text:style-name="T11">高效编程技术</text:span></text:a></text:p>
                        </text:list-item>
                        <text:list-item>
                          <text:p text:style-name="P33"><text:a xlink:type="simple" xlink:href="http://www.cnblogs.com/yubo/archive/2010/04/23/1718810.html"><text:span text:style-name="T9">SMP</text:span></text:a><text:a xlink:type="simple" xlink:href="http://www.cnblogs.com/yubo/archive/2010/04/23/1718810.html"><text:span text:style-name="T11">、</text:span></text:a><text:a xlink:type="simple" xlink:href="http://www.cnblogs.com/yubo/archive/2010/04/23/1718810.html"><text:span text:style-name="T9">NUMA</text:span></text:a><text:a xlink:type="simple" xlink:href="http://www.cnblogs.com/yubo/archive/2010/04/23/1718810.html"><text:span text:style-name="T11">、</text:span></text:a><text:a xlink:type="simple" xlink:href="http://www.cnblogs.com/yubo/archive/2010/04/23/1718810.html"><text:span text:style-name="T9">MPP</text:span></text:a><text:a xlink:type="simple" xlink:href="http://www.cnblogs.com/yubo/archive/2010/04/23/1718810.html"><text:span text:style-name="T11">体系结构介绍</text:span></text:a></text:p>
                        </text:list-item>
                      </text:list>
                    </text:list-item>
                    <text:list-item>
                      <text:p text:style-name="P24">存储</text:p>
                      <text:list>
                        <text:list-item>
                          <text:p text:style-name="P16"><text:a xlink:type="simple" xlink:href="http://www.slideshare.net/yzsind/raid-5422576"><text:span text:style-name="T11">磁盘</text:span></text:a><text:a xlink:type="simple" xlink:href="http://www.slideshare.net/yzsind/raid-5422576"><text:span text:style-name="T9">Raid</text:span></text:a><text:a xlink:type="simple" xlink:href="http://www.slideshare.net/yzsind/raid-5422576"><text:span text:style-name="T11">简介及性能分析</text:span></text:a></text:p>
                        </text:list-item>
                        <text:list-item>
                          <text:p text:style-name="P33"><text:a xlink:type="simple" xlink:href="https://community.emc.com/message/740198#740198"><text:span text:style-name="T11">网络存储</text:span></text:a></text:p>
                        </text:list-item>
                        <text:list-item>
                          <text:p text:style-name="P33"><text:a xlink:type="simple" xlink:href="http://www.slideshare.net/mryufeng/io-12278621"><text:span text:style-name="T11">了解</text:span></text:a><text:a xlink:type="simple" xlink:href="http://www.slideshare.net/mryufeng/io-12278621"><text:span text:style-name="T9">IO</text:span></text:a><text:a xlink:type="simple" xlink:href="http://www.slideshare.net/mryufeng/io-12278621"><text:span text:style-name="T11">设备</text:span></text:a></text:p>
                        </text:list-item>
                        <text:list-item>
                          <text:p text:style-name="P33"><text:a xlink:type="simple" xlink:href="http://www.slideshare.net/mryufeng/io-12278640"><text:span text:style-name="T11">了解</text:span></text:a><text:a xlink:type="simple" xlink:href="http://www.slideshare.net/mryufeng/io-12278640"><text:span text:style-name="T9">IO</text:span></text:a><text:a xlink:type="simple" xlink:href="http://www.slideshare.net/mryufeng/io-12278640"><text:span text:style-name="T11">协议栈</text:span></text:a></text:p>
                        </text:list-item>
                        <text:list-item>
                          <text:p text:style-name="P27"><text:span text:style-name="T14">SSD </text:span><text:span text:style-name="T13">（</text:span><text:span text:style-name="T14">SLC, MLC, TLC</text:span><text:span text:style-name="T13">区别，什么是</text:span><text:span text:style-name="T14">Trim</text:span><text:span text:style-name="T13">，如何开启）</text:span></text:p>
                        </text:list-item>
                        <text:list-item>
                          <text:p text:style-name="P27"><text:span text:style-name="T14">SAS </text:span><text:span text:style-name="T13">跟 </text:span><text:span text:style-name="T14">SATA </text:span><text:span text:style-name="T13">的区别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">性能与调优</text:p>
                  <text:list>
                    <text:list-item>
                      <text:p text:style-name="P11">基础</text:p>
                      <text:list>
                        <text:list-item>
                          <text:p text:style-name="P16"><text:a xlink:type="simple" xlink:href="http://www.agner.org/optimize/?e=0,36#manuals"><text:span text:style-name="T10">Software optimization resources</text:span></text:a></text:p>
                        </text:list-item>
                        <text:list-item>
                          <text:p text:style-name="P29"><text:soft-page-break/>系统调优</text:p>
                          <text:list>
                            <text:list-item>
                              <text:p text:style-name="P16"><text:a xlink:type="simple" xlink:href="http://doc.opensuse.org/products/draft/SLES/SLES-tuning_sd_draft/index.html"><text:span text:style-name="T9">SUSE Linux Enterprise Server System Analysis and Tuning Guide</text:span></text:a></text:p>
                            </text:list-item>
                            <text:list-item>
                              <text:p text:style-name="P33"><text:a xlink:type="simple" xlink:href="http://www.slideshare.net/brendangregg/linux-performance-analysis-and-tools"><text:span text:style-name="T9">Linux Performance Analysis and Tools</text:span></text:a></text:p>
                            </text:list-item>
                            <text:list-item>
                              <text:p text:style-name="P33"><text:a xlink:type="simple" xlink:href="http://www.brendangregg.com/linuxperf.html"><text:span text:style-name="T9">http://www.brendangregg.com/linuxperf.html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数据库调优</text:p>
                      <text:list>
                        <text:list-item>
                          <text:p text:style-name="P16"><text:a xlink:type="simple" xlink:href="http://www.slideshare.net/mysqlops/mysql-9838563"><text:span text:style-name="T9">MySQL</text:span></text:a><text:a xlink:type="simple" xlink:href="http://www.slideshare.net/mysqlops/mysql-9838563"><text:span text:style-name="T11">数据库开发的三十六条军规</text:span></text:a></text:p>
                        </text:list-item>
                        <text:list-item>
                          <text:p text:style-name="P33"><text:a xlink:type="simple" xlink:href="http://vdisk.weibo.com/s/dBzv2shHFkm7"><text:span text:style-name="T11">数据库的优化与调优：从理论到实践</text:span></text:a></text:p>
                        </text:list-item>
                        <text:list-item>
                          <text:p text:style-name="P33"><text:a xlink:type="simple" xlink:href="http://www.slideshare.net/matsunobu/linux-and-hw-optimizations-for-mysql-7614520"><text:span text:style-name="T9">Linux and H/W optimizations for MySQL</text:span></text:a></text:p>
                        </text:list-item>
                        <text:list-item>
                          <text:p text:style-name="P33"><text:a xlink:type="simple" xlink:href="http://www.slideshare.net/mryufeng/mysql-7583273"><text:span text:style-name="T11">淘宝商品库</text:span></text:a><text:a xlink:type="simple" xlink:href="http://www.slideshare.net/mryufeng/mysql-7583273"><text:span text:style-name="T9">MySQL</text:span></text:a><text:a xlink:type="simple" xlink:href="http://www.slideshare.net/mryufeng/mysql-7583273"><text:span text:style-name="T11">优化实践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24">操作系统</text:p>
                  <text:list>
                    <text:list-item>
                      <text:p text:style-name="P14">Linux</text:p>
                      <text:list>
                        <text:list-item>
                          <text:p text:style-name="P7"><text:span text:style-name="T13">各大发行版： </text:span><text:span text:style-name="T14">Archlinux, Ubuntu, CentOS, Gentoo, Debian, Fedora</text:span></text:p>
                        </text:list-item>
                        <text:list-item>
                          <text:p text:style-name="P24">中断</text:p>
                        </text:list-item>
                        <text:list-item>
                          <text:p text:style-name="P30">irqbalance</text:p>
                        </text:list-item>
                        <text:list-item>
                          <text:p text:style-name="P27"><text:span text:style-name="T13">内核参数（了解 </text:span><text:span text:style-name="T14">/proc </text:span><text:span text:style-name="T13">里面的常见参数）</text:span></text:p>
                        </text:list-item>
                        <text:list-item>
                          <text:p text:style-name="P24">进程通信</text:p>
                        </text:list-item>
                        <text:list-item>
                          <text:p text:style-name="P27"><text:span text:style-name="T13">文件打开数限制（了解</text:span><text:span text:style-name="T14">ulimit</text:span><text:span text:style-name="T13">用法）</text:span></text:p>
                        </text:list-item>
                        <text:list-item>
                          <text:p text:style-name="P27"><text:span text:style-name="T13">防火墙（</text:span><text:span text:style-name="T14">ufw</text:span><text:span text:style-name="T13">和</text:span><text:span text:style-name="T14">iptables</text:span><text:span text:style-name="T13">）</text:span></text:p>
                        </text:list-item>
                        <text:list-item>
                          <text:p text:style-name="P27"><text:span text:style-name="T13">磁盘分区（</text:span><text:span text:style-name="T14">gparted</text:span><text:span text:style-name="T13">，</text:span><text:span text:style-name="T14">fdisk</text:span><text:span text:style-name="T13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">存储相关</text:p>
                  <text:list>
                    <text:list-item>
                      <text:p text:style-name="P9">文件系统</text:p>
                      <text:list>
                        <text:list-item>
                          <text:p text:style-name="P7"><text:span text:style-name="T14">EXT</text:span><text:span text:style-name="T13">系列（</text:span><text:span text:style-name="T14">ext2, ext3, ext4</text:span><text:span text:style-name="T13">）</text:span></text:p>
                        </text:list-item>
                        <text:list-item>
                          <text:p text:style-name="P30">XFS</text:p>
                        </text:list-item>
                        <text:list-item>
                          <text:p text:style-name="P30">ZFS</text:p>
                        </text:list-item>
                        <text:list-item>
                          <text:p text:style-name="P30">BFS</text:p>
                        </text:list-item>
                        <text:list-item>
                          <text:p text:style-name="P20">ReiserFS</text:p>
                        </text:list-item>
                      </text:list>
                    </text:list-item>
                    <text:list-item>
                      <text:p text:style-name="P24"><text:soft-page-break/>混合存储</text:p>
                      <text:list>
                        <text:list-item>
                          <text:p text:style-name="P12">flashcache</text:p>
                        </text:list-item>
                        <text:list-item>
                          <text:p text:style-name="P30">bcache</text:p>
                        </text:list-item>
                      </text:list>
                    </text:list-item>
                    <text:list-item>
                      <text:p text:style-name="P27"><text:span text:style-name="T14">Raid</text:span><text:span text:style-name="T13">（常见的</text:span><text:span text:style-name="T14">Raid5, Raid10</text:span><text:span text:style-name="T13">）</text:span></text:p>
                      <text:list>
                        <text:list-item>
                          <text:p text:style-name="P12">madm</text:p>
                        </text:list-item>
                        <text:list-item>
                          <text:p text:style-name="P30">megacli</text:p>
                        </text:list-item>
                      </text:list>
                    </text:list-item>
                  </text:list>
                </text:list-item>
                <text:list-item>
                  <text:p text:style-name="P24">网络协议</text:p>
                  <text:list>
                    <text:list-item>
                      <text:p text:style-name="P12">TCP / UDP</text:p>
                    </text:list-item>
                    <text:list-item>
                      <text:p text:style-name="P27"><text:span text:style-name="T14">HTTP / HTTPS </text:span><text:span text:style-name="T13">（状态码，缓存机制，浏览器请求机制）</text:span></text:p>
                    </text:list-item>
                    <text:list-item>
                      <text:p text:style-name="P30">RPC</text:p>
                      <text:list>
                        <text:list-item>
                          <text:p text:style-name="P12">Thirft RPC</text:p>
                        </text:list-item>
                        <text:list-item>
                          <text:p text:style-name="P30">JSON RPC</text:p>
                        </text:list-item>
                      </text:list>
                    </text:list-item>
                  </text:list>
                </text:list-item>
                <text:list-item>
                  <text:p text:style-name="P24">软件工程</text:p>
                  <text:list>
                    <text:list-item>
                      <text:p text:style-name="P7"><text:span text:style-name="T13">包管理（</text:span><text:span text:style-name="T14">Python</text:span><text:span text:style-name="T13">的</text:span><text:span text:style-name="T14">pip</text:span><text:span text:style-name="T13">，</text:span><text:span text:style-name="T14">Go</text:span><text:span text:style-name="T13">的</text:span><text:span text:style-name="T14">gopm</text:span><text:span text:style-name="T13">、</text:span><text:span text:style-name="T14">gom</text:span><text:span text:style-name="T13">）</text:span></text:p>
                    </text:list-item>
                    <text:list-item>
                      <text:p text:style-name="P30">git-flow</text:p>
                    </text:list-item>
                    <text:list-item>
                      <text:p text:style-name="P27"><text:span text:style-name="T14">issue</text:span><text:span text:style-name="T13">管理及编写规范</text:span></text:p>
                    </text:list-item>
                    <text:list-item>
                      <text:p text:style-name="P24">设计模式</text:p>
                    </text:list-item>
                  </text:list>
                </text:list-item>
                <text:list-item>
                  <text:p text:style-name="P24">分布式系统</text:p>
                  <text:list>
                    <text:list-item>
                      <text:p text:style-name="P9">算法</text:p>
                      <text:list>
                        <text:list-item>
                          <text:p text:style-name="P16"><text:a xlink:type="simple" xlink:href="http://zh.wikipedia.org/wiki/二阶段提交"><text:span text:style-name="T11">二阶段提交</text:span></text:a></text:p>
                        </text:list-item>
                        <text:list-item>
                          <text:p text:style-name="P33"><text:a xlink:type="simple" xlink:href="http://zh.wikipedia.org/wiki/Paxos算法"><text:span text:style-name="T9">Paxos</text:span></text:a><text:a xlink:type="simple" xlink:href="http://zh.wikipedia.org/wiki/Paxos算法"><text:span text:style-name="T11">算法</text:span></text:a></text:p>
                        </text:list-item>
                        <text:list-item>
                          <text:p text:style-name="P33"><text:a xlink:type="simple" xlink:href="http://zh.wikipedia.org/wiki/CAP"><text:span text:style-name="T9">http://zh.wikipedia.org/wiki/CAP</text:span></text:a></text:p>
                        </text:list-item>
                        <text:list-item>
                          <text:p text:style-name="P33"><text:a xlink:type="simple" xlink:href="http://zh.wikipedia.org/wiki/一致哈希"><text:span text:style-name="T11">一致哈希</text:span></text:a></text:p>
                        </text:list-item>
                      </text:list>
                    </text:list-item>
                    <text:list-item>
                      <text:p text:style-name="P24">相关软件</text:p>
                      <text:list>
                        <text:list-item>
                          <text:p text:style-name="P7"><text:span text:style-name="T14">Hadoop / Hive / Spark / Hbase </text:span><text:span text:style-name="T13">等，可以看 </text:span><text:span text:style-name="T14">Cloudera</text:span><text:span text:style-name="T13">的版本（公司在用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">序列化</text:p>
                  <text:list>
                    <text:list-item>
                      <text:p text:style-name="P12"><text:soft-page-break/>Protobuf</text:p>
                    </text:list-item>
                    <text:list-item>
                      <text:p text:style-name="P30">Thirft</text:p>
                    </text:list-item>
                    <text:list-item>
                      <text:p text:style-name="P30">msgpack</text:p>
                    </text:list-item>
                    <text:list-item>
                      <text:p text:style-name="P30">json / bson</text:p>
                    </text:list-item>
                  </text:list>
                </text:list-item>
                <text:list-item>
                  <text:p text:style-name="P24">安全</text:p>
                  <text:list>
                    <text:list-item>
                      <text:p text:style-name="P9">攻击防范</text:p>
                      <text:list>
                        <text:list-item>
                          <text:p text:style-name="P7"><text:span text:style-name="T14">SQL</text:span><text:span text:style-name="T13">注入</text:span></text:p>
                        </text:list-item>
                        <text:list-item>
                          <text:p text:style-name="P27"><text:span text:style-name="T14">DDOS</text:span><text:span text:style-name="T13">攻击</text:span></text:p>
                        </text:list-item>
                        <text:list-item>
                          <text:p text:style-name="P30">XSS</text:p>
                        </text:list-item>
                        <text:list-item>
                          <text:p text:style-name="P30">CSRF</text:p>
                        </text:list-item>
                      </text:list>
                    </text:list-item>
                    <text:list-item>
                      <text:p text:style-name="P24">加密解密</text:p>
                      <text:list>
                        <text:list-item>
                          <text:p text:style-name="P7"><text:span text:style-name="T13">不对称加密：</text:span><text:span text:style-name="T14">rsa</text:span></text:p>
                        </text:list-item>
                        <text:list-item>
                          <text:p text:style-name="P27"><text:span text:style-name="T13">对称加密：</text:span><text:span text:style-name="T14">xxtea / rc4 / des</text:span></text:p>
                        </text:list-item>
                        <text:list-item>
                          <text:p text:style-name="P27"><text:span text:style-name="T13">了解</text:span><text:span text:style-name="T14">HTTPS</text:span><text:span text:style-name="T13">协议的设计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">算法与数据结构</text:p>
                  <text:list>
                    <text:list-item>
                      <text:p text:style-name="P16"><text:a xlink:type="simple" xlink:href="http://stackoverflow.com/questions/500607/what-are-the-lesser-known-but-useful-data-structures?page=1&amp;tab=votes#tab-top"><text:span text:style-name="T11">那些不常见又美妙的数据结构</text:span></text:a></text:p>
                    </text:list-item>
                    <text:list-item>
                      <text:p text:style-name="P19"><text:a xlink:type="simple" xlink:href="http://programmers.stackexchange.com/questions/49550/which-hashing-algorithm-is-best-for-uniqueness-and-speed"><text:span text:style-name="T9">Which hashing algorithm is best for uniqueness and speed?</text:span></text:a></text:p>
                    </text:list-item>
                  </text:list>
                </text:list-item>
                <text:list-item>
                  <text:p text:style-name="P24">推荐网站</text:p>
                  <text:list>
                    <text:list-item>
                      <text:p text:style-name="P16"><text:a xlink:type="simple" xlink:href="http://highscalability.com/"><text:span text:style-name="T9">http://highscalability.com/</text:span></text:a></text:p>
                    </text:list-item>
                    <text:list-item>
                      <text:p text:style-name="P33"><text:a xlink:type="simple" xlink:href="https://linuxtoy.org/"><text:span text:style-name="T9">https://linuxtoy.org</text:span></text:a></text:p>
                    </text:list-item>
                    <text:list-item>
                      <text:p text:style-name="P27"><text:span text:style-name="T13">各个国外开发团队博客，比如 </text:span><text:span text:style-name="T14">Dropbox</text:span><text:span text:style-name="T13">， </text:span><text:span text:style-name="T14">Foursquare</text:span><text:span text:style-name="T13">， </text:span><text:span text:style-name="T14">Twitter</text:span><text:span text:style-name="T13">， </text:span><text:span text:style-name="T14">Facebook</text:span></text:p>
                    </text:list-item>
                    <text:list-item>
                      <text:p text:style-name="P27"><text:span text:style-name="T13">各个语言的邮件列表，比如 </text:span><text:span text:style-name="T14">go-nuts</text:span><text:span text:style-name="T13">， </text:span><text:span text:style-name="T14">python-dev</text:span></text:p>
                    </text:list-item>
                  </text:list>
                </text:list-item>
                <text:list-item>
                  <text:p text:style-name="P24">源码阅读</text:p>
                  <text:list>
                    <text:list-item>
                      <text:p text:style-name="P16"><text:a xlink:type="simple" xlink:href="http://tengine.taobao.org/book/"><text:span text:style-name="T9">http://tengine.taobao.org/book/</text:span></text:a></text:p>
                    </text:list-item>
                    <text:list-item>
                      <text:p text:style-name="P33"><text:a xlink:type="simple" xlink:href="http://redisbook.readthedocs.org/"><text:span text:style-name="T9">http://redisbook.readthedocs.org/</text:span></text:a></text:p>
                    </text:list-item>
                    <text:list-item>
                      <text:p text:style-name="P24">框架源码阅读</text:p>
                      <text:list>
                        <text:list-item>
                          <text:p text:style-name="P7"><text:soft-page-break/><text:span text:style-name="T14">Python</text:span><text:span text:style-name="T13">：</text:span><text:span text:style-name="T14">Tornado</text:span></text:p>
                        </text:list-item>
                        <text:list-item>
                          <text:p text:style-name="P27"><text:span text:style-name="T14">PHP</text:span><text:span text:style-name="T13">：</text:span><text:span text:style-name="T14">CakePHP / Yii</text:span></text:p>
                        </text:list-item>
                        <text:list-item>
                          <text:p text:style-name="P33"><text:span text:style-name="T8">Go</text:span><text:span text:style-name="T7">：</text:span><text:a xlink:type="simple" xlink:href="https://github.com/rcrowley/go-tigertonic"><text:span text:style-name="T9">https://github.com/rcrowley/go-tigertonic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21">推荐论文</text:p>
                  <text:list>
                    <text:list-item>
                      <text:p text:style-name="P7"><text:span text:style-name="T14">Google </text:span><text:span text:style-name="T13">三驾马车 </text:span></text:p>
                      <text:list>
                        <text:list-item>
                          <text:p text:style-name="P16"><text:a xlink:type="simple" xlink:href="http://research.google.com/archive/bigtable-osdi06.pdf"><text:span text:style-name="T9">http://research.google.com/archive/bigtable-osdi06.pdf</text:span></text:a></text:p>
                        </text:list-item>
                        <text:list-item>
                          <text:p text:style-name="P33"><text:a xlink:type="simple" xlink:href="http://research.google.com/archive/mapreduce.html"><text:span text:style-name="T9">http://research.google.com/archive/mapreduce.html</text:span></text:a></text:p>
                        </text:list-item>
                        <text:list-item>
                          <text:p text:style-name="P33"><text:a xlink:type="simple" xlink:href="http://research.google.com/archive/gfs-sosp2003.pdf"><text:span text:style-name="T9">http://research.google.com/archive/gfs-sosp2003.pdf</text:span></text:a></text:p>
                        </text:list-item>
                        <text:list-item>
                          <text:p text:style-name="P33"><text:span text:style-name="T7">中译版：</text:span><text:a xlink:type="simple" xlink:href="http://blog.csdn.net/myan/article/details/1726553"><text:span text:style-name="T9">http://blog.csdn.net/myan/article/details/1726553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24">推荐关注技术峰会</text:p>
                  <text:list>
                    <text:list-item>
                      <text:p text:style-name="P16"><text:span text:style-name="T8">QCON </text:span><text:a xlink:type="simple" xlink:href="http://www.infoq.com/cn/qcon/"><text:span text:style-name="T9">http://www.infoq.com/cn/qcon/</text:span></text:a></text:p>
                    </text:list-item>
                    <text:list-item>
                      <text:p text:style-name="P33"><text:span text:style-name="T8">Velocity </text:span><text:a xlink:type="simple" xlink:href="http://velocityconf.com/"><text:span text:style-name="T9">http://velocityconf.com/</text:span></text:a></text:p>
                    </text:list-item>
                  </text:list>
                </text:list-item>
              </text:list>
            </text:list-item>
          </text:list>
          <text:list xml:id="list8974581005464251336" text:style-name="L4">
            <text:list-item>
              <text:list>
                <text:list-item>
                  <text:p text:style-name="P10">语言</text:p>
                  <text:list>
                    <text:list-item>
                      <text:p text:style-name="P10">学习指引</text:p>
                      <text:list>
                        <text:list-item>
                          <text:p text:style-name="P17"><text:a xlink:type="simple" xlink:href="https://conf.umlife.net/pages/viewpage.action?pageId=11306199"><text:span text:style-name="T9">Golang</text:span></text:a><text:a xlink:type="simple" xlink:href="https://conf.umlife.net/pages/viewpage.action?pageId=11306199"><text:span text:style-name="T11">学习指引</text:span></text:a></text:p>
                        </text:list-item>
                        <text:list-item>
                          <text:p text:style-name="P34"><text:a xlink:type="simple" xlink:href="https://conf.umlife.net/pages/viewpage.action?pageId=12518159"><text:span text:style-name="T9">Python</text:span></text:a><text:a xlink:type="simple" xlink:href="https://conf.umlife.net/pages/viewpage.action?pageId=12518159"><text:span text:style-name="T11">学习指引</text:span></text:a></text:p>
                        </text:list-item>
                        <text:list-item>
                          <text:p text:style-name="P34"><text:a xlink:type="simple" xlink:href="https://conf.umlife.net/pages/viewpage.action?pageId=14451285"><text:span text:style-name="T9">PHP</text:span></text:a><text:a xlink:type="simple" xlink:href="https://conf.umlife.net/pages/viewpage.action?pageId=14451285"><text:span text:style-name="T11">学习指引</text:span></text:a></text:p>
                        </text:list-item>
                      </text:list>
                    </text:list-item>
                    <text:list-item>
                      <text:p text:style-name="P25">类库</text:p>
                      <text:list>
                        <text:list-item>
                          <text:p text:style-name="P17"><text:a xlink:type="simple" xlink:href="https://github.com/ziadoz/awesome-php"><text:span text:style-name="T9">https://github.com/ziadoz/awesome-php</text:span></text:a></text:p>
                        </text:list-item>
                        <text:list-item>
                          <text:p text:style-name="P34"><text:a xlink:type="simple" xlink:href="https://github.com/avelino/awesome-go"><text:span text:style-name="T9">https://github.com/avelino/awesome-go</text:span></text:a></text:p>
                        </text:list-item>
                        <text:list-item>
                          <text:p text:style-name="P34"><text:a xlink:type="simple" xlink:href="https://github.com/vinta/awesome-python"><text:span text:style-name="T9">https://github.com/vinta/awesome-python</text:span></text:a></text:p>
                        </text:list-item>
                      </text:list>
                    </text:list-item>
                    <text:list-item>
                      <text:p text:style-name="P22">性能</text:p>
                      <text:list>
                        <text:list-item>
                          <text:p text:style-name="P13">Python: PyPy / Gevent / Greenlet</text:p>
                        </text:list-item>
                        <text:list-item>
                          <text:p text:style-name="P31">PHP: Opcache</text:p>
                        </text:list-item>
                      </text:list>
                    </text:list-item>
                  </text:list>
                </text:list-item>
                <text:list-item>
                  <text:p text:style-name="P25">机器学习</text:p>
                  <text:list>
                    <text:list-item>
                      <text:p text:style-name="P17"><text:a xlink:type="simple" xlink:href="https://github.com/josephmisiti/awesome-machine-learning"><text:span text:style-name="T9">https://github.com/josephmisiti/awesome-machine-learning</text:span></text:a></text:p>
                    </text:list-item>
                  </text:list>
                </text:list-item>
                <text:list-item>
                  <text:p text:style-name="P25"><text:soft-page-break/>计算广告</text:p>
                  <text:list>
                    <text:list-item>
                      <text:p text:style-name="P17"><text:a xlink:type="simple" xlink:href="http://study.163.com/course/courseMain.htm?courseId=321007"><text:span text:style-name="T9">http://study.163.com/course/courseMain.htm?courseId=321007</text:span></text:a></text:p>
                    </text:list-item>
                    <text:list-item>
                      <text:p text:style-name="P34"><text:a xlink:type="simple" xlink:href="http://web.stanford.edu/class/msande239/"><text:span text:style-name="T9">http://web.stanford.edu/class/msande239/</text:span></text:a></text:p>
                    </text:list-item>
                  </text:list>
                </text:list-item>
              </text:list>
            </text:list-item>
            <text:list-item>
              <text:p text:style-name="P25">后端软件栈</text:p>
              <text:list>
                <text:list-item>
                  <text:p text:style-name="P13">HTTP</text:p>
                  <text:list>
                    <text:list-item>
                      <text:p text:style-name="P15">Nginx</text:p>
                    </text:list-item>
                    <text:list-item>
                      <text:p text:style-name="P31">Haproxy</text:p>
                    </text:list-item>
                    <text:list-item>
                      <text:p text:style-name="P31">Varnish server</text:p>
                    </text:list-item>
                    <text:list-item>
                      <text:p text:style-name="P31">Trafficserver</text:p>
                    </text:list-item>
                    <text:list-item>
                      <text:p text:style-name="P31">Netty</text:p>
                    </text:list-item>
                    <text:list-item>
                      <text:p text:style-name="P31">Tengine</text:p>
                    </text:list-item>
                  </text:list>
                </text:list-item>
                <text:list-item>
                  <text:p text:style-name="P25">可用性</text:p>
                  <text:list>
                    <text:list-item>
                      <text:p text:style-name="P13">Monit</text:p>
                    </text:list-item>
                    <text:list-item>
                      <text:p text:style-name="P31">Nagios</text:p>
                    </text:list-item>
                    <text:list-item>
                      <text:p text:style-name="P31">Ganglia</text:p>
                    </text:list-item>
                    <text:list-item>
                      <text:p text:style-name="P31">Supervisor</text:p>
                    </text:list-item>
                    <text:list-item>
                      <text:p text:style-name="P32">Upstart</text:p>
                    </text:list-item>
                  </text:list>
                </text:list-item>
                <text:list-item>
                  <text:p text:style-name="P28"><text:span text:style-name="T13">缓存或</text:span><text:span text:style-name="T14">K/V</text:span><text:span text:style-name="T13">存储</text:span></text:p>
                  <text:list>
                    <text:list-item>
                      <text:p text:style-name="P13">Fastcgi cache</text:p>
                    </text:list-item>
                    <text:list-item>
                      <text:p text:style-name="P31">Apc</text:p>
                    </text:list-item>
                    <text:list-item>
                      <text:p text:style-name="P31">Memcached</text:p>
                    </text:list-item>
                    <text:list-item>
                      <text:p text:style-name="P31">Redis</text:p>
                    </text:list-item>
                    <text:list-item>
                      <text:p text:style-name="P32">SSDB</text:p>
                    </text:list-item>
                  </text:list>
                </text:list-item>
                <text:list-item>
                  <text:p text:style-name="P25">数据库</text:p>
                  <text:list>
                    <text:list-item>
                      <text:p text:style-name="P13">RDBMS</text:p>
                      <text:list>
                        <text:list-item>
                          <text:p text:style-name="P13">MySQL / Percona Server / Mariadb</text:p>
                        </text:list-item>
                        <text:list-item>
                          <text:p text:style-name="P31"><text:soft-page-break/>Percona Xtrabackup</text:p>
                        </text:list-item>
                        <text:list-item>
                          <text:p text:style-name="P31">PostgreSQL</text:p>
                        </text:list-item>
                      </text:list>
                    </text:list-item>
                    <text:list-item>
                      <text:p text:style-name="P31">NOSQL</text:p>
                      <text:list>
                        <text:list-item>
                          <text:p text:style-name="P13">Tokudb / Tokumx</text:p>
                        </text:list-item>
                        <text:list-item>
                          <text:p text:style-name="P31">Mongodb</text:p>
                        </text:list-item>
                        <text:list-item>
                          <text:p text:style-name="P31">Leveldb</text:p>
                        </text:list-item>
                        <text:list-item>
                          <text:p text:style-name="P31">SQLite</text:p>
                        </text:list-item>
                        <text:list-item>
                          <text:p text:style-name="P31">HBase</text:p>
                        </text:list-item>
                      </text:list>
                    </text:list-item>
                    <text:list-item>
                      <text:p text:style-name="P25">主从读写分离</text:p>
                      <text:list>
                        <text:list-item>
                          <text:p text:style-name="P13">MySQL-proxy</text:p>
                        </text:list-item>
                        <text:list-item>
                          <text:p text:style-name="P31">mysqlnd_ms</text:p>
                        </text:list-item>
                      </text:list>
                    </text:list-item>
                  </text:list>
                </text:list-item>
                <text:list-item>
                  <text:p text:style-name="P25">队列</text:p>
                  <text:list>
                    <text:list-item>
                      <text:p text:style-name="P13">ZMQ</text:p>
                    </text:list-item>
                    <text:list-item>
                      <text:p text:style-name="P31">RabbitMQ</text:p>
                    </text:list-item>
                    <text:list-item>
                      <text:p text:style-name="P31">Redis</text:p>
                    </text:list-item>
                    <text:list-item>
                      <text:p text:style-name="P31">nsq</text:p>
                    </text:list-item>
                  </text:list>
                </text:list-item>
                <text:list-item>
                  <text:p text:style-name="P25">运维</text:p>
                  <text:list>
                    <text:list-item>
                      <text:p text:style-name="P8"><text:span text:style-name="T13">网络：</text:span><text:span text:style-name="T14">ifstat / ifstatus / dstat / tcpdump / telnet / ifconfig / ifdown / ifup</text:span></text:p>
                    </text:list-item>
                    <text:list-item>
                      <text:p text:style-name="P28"><text:span text:style-name="T13">程序状态：</text:span><text:span text:style-name="T14">strace / top</text:span></text:p>
                    </text:list-item>
                    <text:list-item>
                      <text:p text:style-name="P28"><text:span text:style-name="T13">存储： </text:span><text:span text:style-name="T14">iostat -d -x -k 1 / iotop</text:span></text:p>
                    </text:list-item>
                    <text:list-item>
                      <text:p text:style-name="P28"><text:span text:style-name="T13">文本处理：</text:span><text:span text:style-name="T14">sed / awk / grep / sort / uniq </text:span></text:p>
                    </text:list-item>
                    <text:list-item>
                      <text:p text:style-name="P28"><text:span text:style-name="T13">调优：</text:span><text:span text:style-name="T14">sysctl</text:span></text:p>
                    </text:list-item>
                    <text:list-item>
                      <text:p text:style-name="P28"><text:span text:style-name="T13">实用工具：</text:span><text:span text:style-name="T14">watch / touch / tee</text:span></text:p>
                    </text:list-item>
                    <text:list-item>
                      <text:p text:style-name="P28"><text:span text:style-name="T13">日志：</text:span><text:span text:style-name="T14">logrotate / syslog</text:span></text:p>
                    </text:list-item>
                  </text:list>
                </text:list-item>
                <text:list-item>
                  <text:p text:style-name="P25">开发相关</text:p>
                  <text:list>
                    <text:list-item>
                      <text:p text:style-name="P17"><text:a xlink:type="simple" xlink:href="https://github.com/robbyrussell/oh-my-zsh"><text:span text:style-name="T9">https://github.com/robbyrussell/oh-my-zsh</text:span></text:a></text:p>
                    </text:list-item>
                    <text:list-item>
                      <text:p text:style-name="P34"><text:soft-page-break/><text:a xlink:type="simple" xlink:href="https://github.com/spf13/spf13-vim"><text:span text:style-name="T9">https://github.com/spf13/spf13-vim</text:span></text:a></text:p>
                    </text:list-item>
                    <text:list-item>
                      <text:p text:style-name="P31">vagrant</text:p>
                    </text:list-item>
                    <text:list-item>
                      <text:p text:style-name="P28"><text:span text:style-name="T14">curl </text:span><text:span text:style-name="T13">（调试</text:span><text:span text:style-name="T14">HTTP</text:span><text:span text:style-name="T13">神器）</text:span></text:p>
                    </text:list-item>
                  </text:list>
                </text:list-item>
                <text:list-item>
                  <text:p text:style-name="P25">推荐文章</text:p>
                  <text:list>
                    <text:list-item>
                      <text:p text:style-name="P17"><text:a xlink:type="simple" xlink:href="http://www.ibm.com/developerworks/cn/linux/l-tsl/"><text:span text:style-name="T11">技巧</text:span></text:a><text:a xlink:type="simple" xlink:href="http://www.ibm.com/developerworks/cn/linux/l-tsl/"><text:span text:style-name="T9">: </text:span></text:a><text:a xlink:type="simple" xlink:href="http://www.ibm.com/developerworks/cn/linux/l-tsl/"><text:span text:style-name="T11">使用</text:span></text:a><text:a xlink:type="simple" xlink:href="http://www.ibm.com/developerworks/cn/linux/l-tsl/"><text:span text:style-name="T9">truss</text:span></text:a><text:a xlink:type="simple" xlink:href="http://www.ibm.com/developerworks/cn/linux/l-tsl/"><text:span text:style-name="T11">、</text:span></text:a><text:a xlink:type="simple" xlink:href="http://www.ibm.com/developerworks/cn/linux/l-tsl/"><text:span text:style-name="T9">strace</text:span></text:a><text:a xlink:type="simple" xlink:href="http://www.ibm.com/developerworks/cn/linux/l-tsl/"><text:span text:style-name="T11">或</text:span></text:a><text:a xlink:type="simple" xlink:href="http://www.ibm.com/developerworks/cn/linux/l-tsl/"><text:span text:style-name="T9">ltrace</text:span></text:a><text:a xlink:type="simple" xlink:href="http://www.ibm.com/developerworks/cn/linux/l-tsl/"><text:span text:style-name="T11">诊断软件的</text:span></text:a><text:a xlink:type="simple" xlink:href="http://www.ibm.com/developerworks/cn/linux/l-tsl/"><text:span text:style-name="T9">"</text:span></text:a><text:a xlink:type="simple" xlink:href="http://www.ibm.com/developerworks/cn/linux/l-tsl/"><text:span text:style-name="T11">疑难杂症</text:span></text:a><text:a xlink:type="simple" xlink:href="http://www.ibm.com/developerworks/cn/linux/l-tsl/"><text:span text:style-name="T9">"</text:span></text:a></text:p>
                    </text:list-item>
                    <text:list-item>
                      <text:p text:style-name="P34"><text:a xlink:type="simple" xlink:href="https://linuxtoy.org/archives/sed-awk.html"><text:span text:style-name="T10">https://linuxtoy.org/archives/sed-awk.html</text:span></text:a></text:p>
                    </text:list-item>
                  </text:list>
                </text:list-item>
              </text:list>
            </text:list-item>
          </text:list>
        </text:section>
        <text:p text:style-name="P3"><draw:frame draw:style-name="fr1" draw:name="page-metadata-end" text:anchor-type="char" svg:width="0.0161in" draw:z-index="2"><draw:text-box fo:min-height="0.0161in"><text:p text:style-name="Text_20_body"/></draw:text-box></draw:frame><draw:frame draw:style-name="fr1" draw:name="Frame2" text:anchor-type="char" svg:width="0.0161in" draw:z-index="3"><draw:text-box fo:min-height="0.0161in"><text:p text:style-name="Text_20_body"><text:a xlink:type="simple" xlink:href="https://conf.umlife.net/pages/viewpage.action?pageId=13172864#page-metadata-start"><text:span text:style-name="T2">Go to start of metadata</text:span></text:a></text:p></draw:text-box></draw:frame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kulturista-web" svg:font-family="kulturista-web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5:46:28.669297818</meta:creation-date>
    <dc:date>2014-12-03T15:47:12.335551950</dc:date>
    <meta:editing-duration>P0D</meta:editing-duration>
    <meta:editing-cycles>1</meta:editing-cycles>
    <meta:document-statistic meta:table-count="0" meta:image-count="0" meta:object-count="0" meta:page-count="8" meta:paragraph-count="187" meta:word-count="1080" meta:character-count="3125" meta:non-whitespace-character-count="2971"/>
    <meta:generator>LibreOffice/4.2.7.2$Linux_X86_64 LibreOffice_project/420m0$Build-2</meta:generator>
  </office:meta>
</office:document-meta>
</file>